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6000002805813B074.png" manifest:media-type="image/png"/>
  <manifest:file-entry manifest:full-path="Pictures/100002010000048D000003E0E2D1B429.png" manifest:media-type="image/png"/>
  <manifest:file-entry manifest:full-path="Pictures/1000020100000564000003DC476F8EBB.png" manifest:media-type="image/png"/>
  <manifest:file-entry manifest:full-path="Pictures/100002010000032F0000028EE96BD57F.png" manifest:media-type="image/png"/>
  <manifest:file-entry manifest:full-path="Pictures/100002010000032F000001E1359BB229.png" manifest:media-type="image/png"/>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201000003CB0000038215E42CC2.png" manifest:media-type="image/png"/>
  <manifest:file-entry manifest:full-path="Pictures/100002010000032F000001E1BDB960D2.png" manifest:media-type="image/png"/>
  <manifest:file-entry manifest:full-path="Pictures/100000000000040600000280B61FCE2E.png" manifest:media-type="image/png"/>
  <manifest:file-entry manifest:full-path="Pictures/100002010000041D00000355453E5816.png" manifest:media-type="image/png"/>
  <manifest:file-entry manifest:full-path="Pictures/10000201000003CB0000038216E3B44B.png" manifest:media-type="image/png"/>
  <manifest:file-entry manifest:full-path="Pictures/100002010000041D00000355F82B5E9D.png" manifest:media-type="image/png"/>
  <manifest:file-entry manifest:full-path="Pictures/100000000000055E000002A87E55FBEA.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7"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8"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9" style:family="paragraph" style:parent-style-name="Standard">
      <style:paragraph-properties fo:text-align="justify" style:justify-single-word="false" fo:break-before="page"/>
      <style:text-properties style:font-name="MS Mincho" officeooo:paragraph-rsid="00144f34" style:font-name-asian="MS Mincho"/>
    </style:style>
    <style:style style:name="P10" style:family="paragraph" style:parent-style-name="Standard">
      <style:paragraph-properties fo:break-before="page"/>
      <style:text-properties style:font-name="MS Mincho" officeooo:paragraph-rsid="00144f34" style:font-name-asian="MS Mincho"/>
    </style:style>
    <style:style style:name="P11"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12"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4"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15"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16"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17"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8"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9"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20"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21"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22"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23"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24"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25"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6"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7" style:family="paragraph" style:parent-style-name="Standard">
      <style:paragraph-properties fo:text-align="justify" style:justify-single-word="false"/>
      <style:text-properties style:font-name="MS Mincho" officeooo:paragraph-rsid="00144f34" style:font-name-asian="MS Mincho"/>
    </style:style>
    <style:style style:name="P28" style:family="paragraph" style:parent-style-name="Standard">
      <style:text-properties style:font-name="MS Mincho" officeooo:paragraph-rsid="00144f34" style:font-name-asian="MS Mincho"/>
    </style:style>
    <style:style style:name="P29"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0"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31"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32"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33" style:family="paragraph" style:parent-style-name="Table_20_Contents">
      <style:text-properties style:font-name="MS Mincho" officeooo:paragraph-rsid="00144f34" style:font-name-asian="MS Mincho"/>
    </style:style>
    <style:style style:name="P34" style:family="paragraph" style:parent-style-name="Table_20_Contents">
      <style:text-properties style:font-name="MS Mincho" officeooo:rsid="00187652" officeooo:paragraph-rsid="00144f34" style:font-name-asian="MS Mincho"/>
    </style:style>
    <style:style style:name="P35" style:family="paragraph" style:parent-style-name="Table_20_Contents">
      <style:text-properties style:font-name="MS Mincho" officeooo:rsid="00166d7d" officeooo:paragraph-rsid="00144f34" style:font-name-asian="MS Mincho"/>
    </style:style>
    <style:style style:name="P36" style:family="paragraph" style:parent-style-name="Table_20_Contents">
      <style:text-properties style:font-name="MS Mincho" officeooo:rsid="002161ac" officeooo:paragraph-rsid="00144f34" style:font-name-asian="MS Mincho"/>
    </style:style>
    <style:style style:name="P37" style:family="paragraph" style:parent-style-name="Table_20_Contents">
      <style:text-properties style:font-name="MS Mincho" officeooo:rsid="00173424" officeooo:paragraph-rsid="00144f34" style:font-name-asian="MS Mincho"/>
    </style:style>
    <style:style style:name="P38" style:family="paragraph" style:parent-style-name="Table_20_Contents">
      <style:text-properties style:font-name="MS Mincho" officeooo:rsid="0019b415" officeooo:paragraph-rsid="00144f34" style:font-name-asian="MS Mincho"/>
    </style:style>
    <style:style style:name="P39" style:family="paragraph" style:parent-style-name="Table_20_Contents">
      <style:text-properties style:font-name="MS Mincho" officeooo:rsid="0009c51f" officeooo:paragraph-rsid="00144f34" style:font-name-asian="MS Mincho"/>
    </style:style>
    <style:style style:name="P40" style:family="paragraph" style:parent-style-name="Table_20_Contents">
      <style:text-properties style:font-name="MS Mincho" officeooo:rsid="0023cda0" officeooo:paragraph-rsid="00144f34" style:font-name-asian="MS Mincho"/>
    </style:style>
    <style:style style:name="P41" style:family="paragraph" style:parent-style-name="Table_20_Contents">
      <style:text-properties style:font-name="MS Mincho" officeooo:rsid="000f4bde" officeooo:paragraph-rsid="00144f34" style:font-name-asian="MS Mincho"/>
    </style:style>
    <style:style style:name="P42" style:family="paragraph" style:parent-style-name="Table_20_Contents">
      <style:text-properties style:font-name="MS Mincho" officeooo:rsid="000d7e92" officeooo:paragraph-rsid="00144f34" style:font-name-asian="MS Mincho"/>
    </style:style>
    <style:style style:name="P43" style:family="paragraph" style:parent-style-name="Table_20_Contents">
      <style:text-properties style:font-name="MS Mincho" officeooo:rsid="001061fe" officeooo:paragraph-rsid="00144f34" style:font-name-asian="MS Mincho"/>
    </style:style>
    <style:style style:name="P44" style:family="paragraph" style:parent-style-name="Table_20_Contents">
      <style:text-properties style:font-name="MS Mincho" officeooo:rsid="001df7a1" officeooo:paragraph-rsid="001df7a1" style:font-name-asian="MS Mincho"/>
    </style:style>
    <style:style style:name="P45" style:family="paragraph" style:parent-style-name="Table_20_Contents">
      <style:text-properties style:font-name="MS Mincho" officeooo:rsid="001e15d8" officeooo:paragraph-rsid="001e15d8" style:font-name-asian="MS Mincho"/>
    </style:style>
    <style:style style:name="P46" style:family="paragraph" style:parent-style-name="Table_20_Contents">
      <style:text-properties style:font-name="MS Mincho" officeooo:rsid="002823b5" officeooo:paragraph-rsid="00144f34" style:font-name-asian="MS Mincho"/>
    </style:style>
    <style:style style:name="P47"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8"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49"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50"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51"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52"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53"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54"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55"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56"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57"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58" style:family="paragraph" style:parent-style-name="Table_20_Contents" style:list-style-name="L6">
      <style:text-properties style:font-name="MS Mincho" officeooo:paragraph-rsid="00144f34" style:font-name-asian="MS Mincho"/>
    </style:style>
    <style:style style:name="P59" style:family="paragraph" style:parent-style-name="Table_20_Contents" style:list-style-name="L7">
      <style:text-properties style:font-name="MS Mincho" officeooo:paragraph-rsid="00144f34" style:font-name-asian="MS Mincho"/>
    </style:style>
    <style:style style:name="P60" style:family="paragraph" style:parent-style-name="Table_20_Contents" style:list-style-name="L8">
      <style:text-properties style:font-name="MS Mincho" officeooo:paragraph-rsid="00144f34" style:font-name-asian="MS Mincho"/>
    </style:style>
    <style:style style:name="P61" style:family="paragraph" style:parent-style-name="Table_20_Contents" style:list-style-name="L9">
      <style:text-properties style:font-name="MS Mincho" officeooo:paragraph-rsid="00144f34" style:font-name-asian="MS Mincho"/>
    </style:style>
    <style:style style:name="P62" style:family="paragraph" style:parent-style-name="Table_20_Contents" style:list-style-name="L10">
      <style:text-properties style:font-name="MS Mincho" officeooo:rsid="0029bf96" officeooo:paragraph-rsid="00144f34" style:font-name-asian="MS Mincho"/>
    </style:style>
    <style:style style:name="P63" style:family="paragraph" style:parent-style-name="Table_20_Contents" style:list-style-name="L15">
      <style:text-properties style:font-name="MS Mincho" officeooo:rsid="0029bf96" officeooo:paragraph-rsid="00144f34" style:font-name-asian="MS Mincho"/>
    </style:style>
    <style:style style:name="P64" style:family="paragraph" style:parent-style-name="Table_20_Contents" style:list-style-name="L11">
      <style:text-properties style:font-name="MS Mincho" officeooo:paragraph-rsid="00144f34" style:font-name-asian="MS Mincho"/>
    </style:style>
    <style:style style:name="P65" style:family="paragraph" style:parent-style-name="Table_20_Contents" style:list-style-name="L12">
      <style:text-properties style:font-name="MS Mincho" officeooo:paragraph-rsid="00144f34" style:font-name-asian="MS Mincho"/>
    </style:style>
    <style:style style:name="P66" style:family="paragraph" style:parent-style-name="Table_20_Contents" style:list-style-name="L13">
      <style:text-properties style:font-name="MS Mincho" officeooo:paragraph-rsid="00144f34" style:font-name-asian="MS Mincho"/>
    </style:style>
    <style:style style:name="P67" style:family="paragraph" style:parent-style-name="Table_20_Contents" style:list-style-name="L14">
      <style:text-properties style:font-name="MS Mincho" officeooo:paragraph-rsid="00144f34" style:font-name-asian="MS Mincho"/>
    </style:style>
    <style:style style:name="P68" style:family="paragraph" style:parent-style-name="Table_20_Contents" style:list-style-name="L16">
      <style:text-properties style:font-name="MS Mincho" officeooo:paragraph-rsid="00144f34" style:font-name-asian="MS Mincho"/>
    </style:style>
    <style:style style:name="P69" style:family="paragraph" style:parent-style-name="Table_20_Contents" style:list-style-name="L17">
      <style:text-properties style:font-name="MS Mincho" officeooo:paragraph-rsid="00144f34" style:font-name-asian="MS Mincho"/>
    </style:style>
    <style:style style:name="P70" style:family="paragraph" style:parent-style-name="Table_20_Contents" style:list-style-name="L18">
      <style:text-properties style:font-name="MS Mincho" officeooo:paragraph-rsid="00144f34" style:font-name-asian="MS Mincho"/>
    </style:style>
    <style:style style:name="P71" style:family="paragraph" style:parent-style-name="Table_20_Contents" style:list-style-name="L19">
      <style:text-properties style:font-name="MS Mincho" officeooo:paragraph-rsid="00144f34" style:font-name-asian="MS Mincho"/>
    </style:style>
    <style:style style:name="P72" style:family="paragraph" style:parent-style-name="Table_20_Contents" style:list-style-name="L20">
      <style:text-properties style:font-name="MS Mincho" officeooo:paragraph-rsid="00144f34" style:font-name-asian="MS Mincho"/>
    </style:style>
    <style:style style:name="P73" style:family="paragraph" style:parent-style-name="Table_20_Contents" style:list-style-name="L21">
      <style:text-properties style:font-name="MS Mincho" officeooo:paragraph-rsid="00144f34" style:font-name-asian="MS Mincho"/>
    </style:style>
    <style:style style:name="P74" style:family="paragraph" style:parent-style-name="Table_20_Contents" style:list-style-name="L22">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ラボナビ仕様書</text:p>
      <text:p text:style-name="P11"/>
      <text:p text:style-name="P11"/>
      <text:p text:style-name="P11"/>
      <text:p text:style-name="P11"/>
      <text:p text:style-name="P11"/>
      <text:p text:style-name="P11"/>
      <text:p text:style-name="P11"/>
      <text:p text:style-name="P11"/>
      <text:p text:style-name="P18">B14チーム</text:p>
      <text:p text:style-name="P19"/>
      <text:p text:style-name="P20"><text:tab/><text:tab/>V担当<text:tab/><text:tab/>12-1-037-0049 小坂田　光</text:p>
      <text:p text:style-name="P20"><text:tab/><text:tab/>CCM担当<text:tab/><text:tab/>12-1-037-0026 中才　恵太朗</text:p>
      <text:p text:style-name="P20"><text:tab/><text:tab/>SCM担当 <text:s text:c="2"/><text:tab/>12-1-037-0051 天満　勇介</text:p>
      <text:p text:style-name="P19"/>
      <text:p text:style-name="P19"/>
      <text:p text:style-name="P19"/>
      <text:p text:style-name="P19">2014年1<text:span text:style-name="T1">2</text:span>月<text:span text:style-name="T1">9</text:span>日</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イントロダクション</text:p>
      <text:p text:style-name="P21"/>
      <text:p text:style-name="P24">作成者：小坂田 （V担当）</text:p>
      <text:p text:style-name="P21"/>
      <text:list xml:id="list1355719860879850301" text:style-name="L1">
        <text:list-item>
          <text:p text:style-name="P47">アプリケーションの目的</text:p>
        </text:list-item>
      </text:list>
      <text:p text:style-name="P30">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31">　そこで本アプリケーションでは、各研究室の様々な情報を学生同士でも共有できるようにすることで学生の研究室選びを補助することを目的として開発を行う。</text:p>
      <text:p text:style-name="P31">　本アプリケーションの目的は以下のとおりである。</text:p>
      <text:list xml:id="list5248948792752384727" text:style-name="L2">
        <text:list-item>
          <text:p text:style-name="P48">各研究室の情報を学生間の間でも共有できるようにする。</text:p>
        </text:list-item>
        <text:list-item>
          <text:p text:style-name="P48">教員側は、その研究室の生の評価を参照することができる。</text:p>
        </text:list-item>
      </text:list>
      <text:p text:style-name="P24"/>
      <text:list xml:id="list203943703531602" text:continue-list="list1355719860879850301" text:style-name="L1">
        <text:list-item>
          <text:p text:style-name="P47">アプリケーションの範囲</text:p>
          <text:p text:style-name="P54">　本アプリケーションは「ラボナビ」呼び、研究室情報共有サービスを提供する。</text:p>
          <text:p text:style-name="P54">　情報共有サービスとは、 ユーザーからの口コミを収集し相互に情報を共有する場を提供するサービスである。次に挙げるような機能を持っている。</text:p>
          <text:p text:style-name="P55"/>
        </text:list-item>
      </text:list>
      <text:list xml:id="list8432563750697974804" text:style-name="L3">
        <text:list-item>
          <text:p text:style-name="P49">ユーザーが情報を投稿できる。</text:p>
        </text:list-item>
        <text:list-item>
          <text:p text:style-name="P49">ユーザーがコメントを残すことができる。</text:p>
        </text:list-item>
        <text:list-item>
          <text:p text:style-name="P49">上記のコメントに対して自他ともにコメントすることができる。</text:p>
        </text:list-item>
        <text:list-item>
          <text:p text:style-name="P49">各ユーザーがメールボックスを所持している。</text:p>
        </text:list-item>
        <text:list-item>
          <text:p text:style-name="P49">上記のメールボックスにおいて様々な情報を送受信することができる。</text:p>
        </text:list-item>
        <text:list-item>
          <text:p text:style-name="P49">各トピックに対して評価・ランク付けすることができる。</text:p>
        </text:list-item>
        <text:list-item>
          <text:p text:style-name="P49">ユーザーのマイページを作成できる。</text:p>
        </text:list-item>
        <text:list-item>
          <text:p text:style-name="P49">ユーザーのフレンド登録をできる。</text:p>
        </text:list-item>
      </text:list>
      <text:p text:style-name="P24"/>
      <text:p text:style-name="P29">　本アプリケーションが提供するのはユーザーが情報をアップロードする機能、各トピックに対して評価・ランク付けすることができるようにする機能のみとする。</text:p>
      <text:p text:style-name="P32"/>
      <text:p text:style-name="P24"/>
      <text:list xml:id="list203944719567480" text:continue-list="list203943703531602" text:style-name="L1">
        <text:list-item>
          <text:p text:style-name="P47">アプリケーションの概要</text:p>
          <text:p text:style-name="P50">　本アプリケーションは、情報共有サービスを提供するものである。本アプリケーションのユーザーは次に挙げる機能を使用することができる。</text:p>
        </text:list-item>
      </text:list>
      <text:list xml:id="list9060051561616921384" text:style-name="L4">
        <text:list-header>
          <text:p text:style-name="P51"/>
        </text:list-header>
        <text:list-item>
          <text:p text:style-name="P51">学生が各研究室に対して評価を付ける事が出来る。</text:p>
        </text:list-item>
        <text:list-item>
          <text:p text:style-name="P51">研究室の評価ランキングを表示する事が出来る。</text:p>
        </text:list-item>
        <text:list-item>
          <text:p text:style-name="P51">教員が自身の研究室の情報を投稿する事が出来る。</text:p>
        </text:list-item>
        <text:list-item>
          <text:p text:style-name="P51">学生、教員が研究室情報を閲覧することが出来る。</text:p>
        </text:list-item>
      </text:list>
      <text:p text:style-name="P24"/>
      <text:list xml:id="list203944199424903" text:continue-list="list203944719567480" text:style-name="L1">
        <text:list-item>
          <text:p text:style-name="P47">アプリケーションの条件</text:p>
          <text:p text:style-name="P56">　　本アプリケーションに課された条件は、以下のとおりである。</text:p>
          <text:p text:style-name="P50"/>
        </text:list-item>
      </text:list>
      <text:list xml:id="list7184453203399971452" text:style-name="L5">
        <text:list-item>
          <text:p text:style-name="P52">プログラミング言語としてJavaScriptとJavaを使用すること。</text:p>
        </text:list-item>
        <text:list-item>
          <text:p text:style-name="P52">サーブレットコンテナとしてJettyを使用すること。</text:p>
        </text:list-item>
      </text:list>
      <text:p text:style-name="P21"/>
      <text:p text:style-name="P21"/>
      <text:p text:style-name="P21"/>
      <text:p text:style-name="P12"/>
      <text:p text:style-name="P4"/>
      <text:p text:style-name="P12"/>
      <text:p text:style-name="P21">ユースケース図とユースケース記述</text:p>
      <text:p text:style-name="P21"/>
      <text:p text:style-name="P24">作成者：天満（SCM担当）</text:p>
      <text:p text:style-name="P22"><draw:frame draw:style-name="fr1" draw:name="Image1" text:anchor-type="paragraph" svg:width="14.884cm" svg:height="15.875cm" draw:z-index="1"><draw:image xlink:href="Pictures/10000000000002EE00000320FFC8EFBB.png" xlink:type="simple" xlink:show="embed" xlink:actuate="onLoad"/></draw:frame></text:p>
      <text:p text:style-name="P2">ユースケース記述</text:p>
      <text:p text:style-name="P25">作成者：中才（C<text:span text:style-name="T13">CM担当)</text:span></text:p>
      <text:p text:style-name="P26"/>
      <table:table table:name="Table1" table:style-name="Table1">
        <table:table-column table:style-name="Table1.A"/>
        <table:table-column table:style-name="Table1.B"/>
        <table:table-row>
          <table:table-cell table:style-name="Table1.A1" office:value-type="string">
            <text:p text:style-name="P33">ユースケース名</text:p>
          </table:table-cell>
          <table:table-cell table:style-name="Table1.B1" office:value-type="string">
            <text:p text:style-name="P33">ユーザーを登録する</text:p>
          </table:table-cell>
        </table:table-row>
        <table:table-row>
          <table:table-cell table:style-name="Table1.A2" office:value-type="string">
            <text:p text:style-name="P33">アクター</text:p>
          </table:table-cell>
          <table:table-cell table:style-name="Table1.B2" office:value-type="string">
            <text:p text:style-name="P33">ユーザー<text:span text:style-name="T5">(</text:span>学生または教員<text:span text:style-name="T5">)</text:span></text:p>
          </table:table-cell>
        </table:table-row>
        <table:table-row>
          <table:table-cell table:style-name="Table1.A2" office:value-type="string">
            <text:p text:style-name="P33">事前条件</text:p>
          </table:table-cell>
          <table:table-cell table:style-name="Table1.B2" office:value-type="string">
            <text:p text:style-name="P34">1. ユーザーが<text:span text:style-name="T5">@kindai.ac.jpまたは@info.kindai.ac.jpドメインのメール</text:span>を取得している。</text:p>
            <text:p text:style-name="P35"><text:span text:style-name="T6">2. </text:span>webブラウザが起動されている。</text:p>
            <text:p text:style-name="P36">3. ユーザがトップページのURLにアクセスし、登録ページのリンクをクリックする。</text:p>
          </table:table-cell>
        </table:table-row>
        <table:table-row>
          <table:table-cell table:style-name="Table1.A2" office:value-type="string">
            <text:p text:style-name="P33">基本系列</text:p>
          </table:table-cell>
          <table:table-cell table:style-name="Table1.B2" office:value-type="string">
            <text:p text:style-name="P35"><text:span text:style-name="T7">1. </text:span>アクターが、登録ページのURLにアクセスする。</text:p>
            <text:p text:style-name="P35"><text:span text:style-name="T7">2. </text:span>システムが、登録ページを表示する。</text:p>
            <text:p text:style-name="P35"><text:span text:style-name="T7">3. </text:span>アクターが、「<text:span text:style-name="T8">id</text:span>」フィールドにログインIDを入力する。</text:p>
            <text:p text:style-name="P35"><text:span text:style-name="T7">4. </text:span>アクターが、「password」フィールドにパスワードを入力する。</text:p>
            <text:p text:style-name="P34"><text:span text:style-name="T7">5. </text:span>アクターが、「mail」フィールドにkindai.ac.jpドメインまたは<text:span text:style-name="T5">info.kindai.ac.jpドメイン</text:span>のメールアドレスを入力する。</text:p>
            <text:p text:style-name="P37"><text:span text:style-name="T7">6. </text:span>アクターが、「登録」ボタンを押下する。</text:p>
            <text:p text:style-name="P34"><text:span text:style-name="T7">7. </text:span>システムが仮登録完了のページを表示する。</text:p>
            <text:p text:style-name="P38"><text:span text:style-name="T7">8. </text:span>アクターがメールを確認する。</text:p>
            <text:p text:style-name="P38"><text:span text:style-name="T7">9. </text:span>アクターがメールの本登録のリンクにアクセスする。</text:p>
            <text:p text:style-name="P38"><text:span text:style-name="T7">10. </text:span>システムが本登録ページを表示する。</text:p>
            <text:p text:style-name="P36">11. アクターが「<text:span text:style-name="T5">select</text:span>」フィールドの必要事項を選ぶ。</text:p>
            <text:p text:style-name="P36">12. アクターが、「本登録」ボタンを押下する。</text:p>
            <text:p text:style-name="P36">13. システムが、本登録完了のページを表示する。</text:p>
          </table:table-cell>
        </table:table-row>
        <table:table-row>
          <table:table-cell table:style-name="Table1.A2" office:value-type="string">
            <text:p text:style-name="P33">事後条件</text:p>
          </table:table-cell>
          <table:table-cell table:style-name="Table1.B2" office:value-type="string">
            <text:p text:style-name="P38">1．本登録完了ページを表示する．</text:p>
          </table:table-cell>
        </table:table-row>
        <table:table-row>
          <table:table-cell table:style-name="Table1.A2" office:value-type="string">
            <text:p text:style-name="P33">説明</text:p>
          </table:table-cell>
          <table:table-cell table:style-name="Table1.B2" office:value-type="string">
            <text:p text:style-name="P33"><text:span text:style-name="T9">1. </text:span>登録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メールアドレスを入力するため「mail」のフィールドを表示する。</text:p>
            <text:p text:style-name="P33">　　○　「登録」ボタンを表示する。</text:p>
            <text:p text:style-name="P33"><text:span text:style-name="T9">2. </text:span>仮登録ページ</text:p>
            <text:p text:style-name="P33">　　○　本アプリケーションのタイトルを表示する。</text:p>
            <text:p text:style-name="P33">　　○　メールアドレスに確認メールが送られることを表示する。</text:p>
            <text:p text:style-name="P33"><text:span text:style-name="T9">3. </text:span>本登録ページ</text:p>
            <text:p text:style-name="P33">　　○　本アプリケーションのタイトルを表示する．</text:p>
            <text:p text:style-name="P33">　　○　「<text:span text:style-name="T5">select」フィールドを表示する。</text:span></text:p>
            <text:p text:style-name="P33">　　○　「本登録」ボタンを表示する。</text:p>
            <text:p text:style-name="P39">4. 本登録完了ページ</text:p>
            <text:p text:style-name="P39">　　○　本アプリケーションのタイトルを表示する。</text:p>
            <text:p text:style-name="P39">　　○　本登録が完了したことを表示する。</text:p>
          </table:table-cell>
        </table:table-row>
      </table:table>
      <text:p text:style-name="P27"/>
      <text:p text:style-name="P9"/>
      <table:table table:name="Table2" table:style-name="Table2">
        <table:table-column table:style-name="Table2.A"/>
        <table:table-column table:style-name="Table2.B"/>
        <table:table-row>
          <table:table-cell table:style-name="Table2.A1" office:value-type="string">
            <text:p text:style-name="P33">ユースケース名</text:p>
          </table:table-cell>
          <table:table-cell table:style-name="Table2.B1" office:value-type="string">
            <text:p text:style-name="P33">研究室の評価を送信する</text:p>
          </table:table-cell>
        </table:table-row>
        <table:table-row>
          <table:table-cell table:style-name="Table2.A2" office:value-type="string">
            <text:p text:style-name="P33">アクター</text:p>
          </table:table-cell>
          <table:table-cell table:style-name="Table2.B2" office:value-type="string">
            <text:p text:style-name="P33">学生</text:p>
          </table:table-cell>
        </table:table-row>
        <table:table-row>
          <table:table-cell table:style-name="Table2.A2" office:value-type="string">
            <text:p text:style-name="P33">事前条件</text:p>
          </table:table-cell>
          <table:table-cell table:style-name="Table2.B2" office:value-type="string">
            <text:p text:style-name="P33">1. Webブラウザが起動されている。</text:p>
            <text:p text:style-name="P33">2. 学生はIDを登録している。</text:p>
            <text:p text:style-name="P33">3. 学生のログインが終了している。</text:p>
            <text:p text:style-name="P33">4. 学生はトップページのURLにアクセスしている。</text:p>
          </table:table-cell>
        </table:table-row>
        <table:table-row>
          <table:table-cell table:style-name="Table2.A2" office:value-type="string">
            <text:p text:style-name="P33">基本系列</text:p>
          </table:table-cell>
          <table:table-cell table:style-name="Table2.B2" office:value-type="string">
            <text:p text:style-name="P33">1. アクターが、任意の研究室ページのURLにアクセスする。</text:p>
            <text:p text:style-name="P33">2. システムが、該当する研究室ページを表示する。</text:p>
            <text:p text:style-name="P33">3. アクターが、ページ内の五ツ星をクリックし、評価する。</text:p>
            <text:p text:style-name="P33">4. アクターが、「送信」ボタンを押下する。</text:p>
            <text:p text:style-name="P33">5. システムが、ページに「評価が完了しました」と表示する。</text:p>
            <text:p text:style-name="P33">6. システムが、評価が更新された研究室ページを表示する。</text:p>
          </table:table-cell>
        </table:table-row>
        <table:table-row>
          <table:table-cell table:style-name="Table2.A2" office:value-type="string">
            <text:p text:style-name="P33">事後条件</text:p>
          </table:table-cell>
          <table:table-cell table:style-name="Table2.B2" office:value-type="string">
            <text:p text:style-name="P33">1. 研究室ページが表示されている。</text:p>
          </table:table-cell>
        </table:table-row>
        <table:table-row table:style-name="Table2.6">
          <table:table-cell table:style-name="Table2.A2" office:value-type="string">
            <text:p text:style-name="P33">説明</text:p>
          </table:table-cell>
          <table:table-cell table:style-name="Table2.B2" office:value-type="string">
            <text:p text:style-name="P33">1. 研究室ページ</text:p>
            <text:p text:style-name="P33">　　○　研究室の名前を表示する。</text:p>
            <text:p text:style-name="P33">　　○　研究室に登録された情報を表示する。</text:p>
            <text:p text:style-name="P33">　　○　研究室の評価の平均を表示する。</text:p>
            <text:p text:style-name="P33">　　○　五ツ星の画像を表示する。</text:p>
            <text:p text:style-name="P33">　　○　送信ボタンを表示する。</text:p>
            <text:p text:style-name="P40">2. 五ツ星</text:p>
            <text:p text:style-name="P40">　　○　5つの星の画像。</text:p>
            <text:p text:style-name="P40">　　○　研究室を評価する指標。</text:p>
          </table:table-cell>
        </table:table-row>
      </table:table>
      <text:p text:style-name="P27"/>
      <text:p text:style-name="P9"/>
      <table:table table:name="Table3" table:style-name="Table3">
        <table:table-column table:style-name="Table3.A"/>
        <table:table-column table:style-name="Table3.B"/>
        <table:table-row>
          <table:table-cell table:style-name="Table3.A1" office:value-type="string">
            <text:p text:style-name="P33">ユースケース名</text:p>
          </table:table-cell>
          <table:table-cell table:style-name="Table3.B1" office:value-type="string">
            <text:p text:style-name="P33">研究室情報を登録する</text:p>
          </table:table-cell>
        </table:table-row>
        <table:table-row table:style-name="Table3.2">
          <table:table-cell table:style-name="Table3.A2" office:value-type="string">
            <text:p text:style-name="P33">アクター</text:p>
          </table:table-cell>
          <table:table-cell table:style-name="Table3.B2" office:value-type="string">
            <text:p text:style-name="P33">教員</text:p>
          </table:table-cell>
        </table:table-row>
        <table:table-row>
          <table:table-cell table:style-name="Table3.A2" office:value-type="string">
            <text:p text:style-name="P33">事前条件</text:p>
          </table:table-cell>
          <table:table-cell table:style-name="Table3.B2" office:value-type="string">
            <text:p text:style-name="P33">1. Webブラウザが起動されている。</text:p>
            <text:p text:style-name="P33">2. 教員はIDを登録している。</text:p>
            <text:p text:style-name="P33">3. 教員のログインが終了している。</text:p>
            <text:p text:style-name="P33">4. 教員はトップページのURLにアクセスしている。</text:p>
          </table:table-cell>
        </table:table-row>
        <table:table-row>
          <table:table-cell table:style-name="Table3.A2" office:value-type="string">
            <text:p text:style-name="P33">基本系列</text:p>
          </table:table-cell>
          <table:table-cell table:style-name="Table3.B2" office:value-type="string">
            <text:p text:style-name="P33">1. アクターが、プロフィールページの<text:span text:style-name="T2">URLにアクセスする。</text:span></text:p>
            <text:p text:style-name="P33">2. システムが、教員用プロフィールページを表示する。</text:p>
            <text:p text:style-name="P41">3. アクターが、「編集」ボタンを押下する。</text:p>
            <text:p text:style-name="P41">4. システムが、研究室情報編集ページを表示する。</text:p>
            <text:p text:style-name="P33"><text:span text:style-name="T3">5</text:span>. アクターが、「紹介文」を記入する。</text:p>
            <text:p text:style-name="P33"><text:span text:style-name="T3">6. </text:span>アクターが、「登録」ボタンを押下する。</text:p>
            <text:p text:style-name="P42"><text:span text:style-name="T3">7</text:span>. システムが、「登録が完了しました」と表示する。</text:p>
            <text:p text:style-name="P41"><text:span text:style-name="T3">8</text:span>. システムが、更新した研究室情報ページを表示する。</text:p>
          </table:table-cell>
        </table:table-row>
        <table:table-row>
          <table:table-cell table:style-name="Table3.A2" office:value-type="string">
            <text:p text:style-name="P33">事後条件</text:p>
          </table:table-cell>
          <table:table-cell table:style-name="Table3.B2" office:value-type="string">
            <text:p text:style-name="P33">研究室情報が登録されている。</text:p>
          </table:table-cell>
        </table:table-row>
        <table:table-row>
          <table:table-cell table:style-name="Table3.A2" office:value-type="string">
            <text:p text:style-name="P33">説明</text:p>
          </table:table-cell>
          <table:table-cell table:style-name="Table3.B2" office:value-type="string">
            <text:p text:style-name="P33"><text:span text:style-name="T4">1. 教員用プロフィール</text:span>ページ</text:p>
            <text:p text:style-name="P33">　　○　教員のプロフィールを表示する。</text:p>
            <text:p text:style-name="P33">　　○　「編集」ボタンを表示する。</text:p>
            <text:p text:style-name="P43">2. 研究室情報編集ページ</text:p>
            <text:p text:style-name="P43">　　○　研究室の紹介文を表示する。</text:p>
            <text:p text:style-name="P43">　　○　「登録」ボタンを表示する。</text:p>
          </table:table-cell>
        </table:table-row>
      </table:table>
      <text:p text:style-name="P27"/>
      <text:p text:style-name="P9"/>
      <table:table table:name="Table4" table:style-name="Table4">
        <table:table-column table:style-name="Table4.A"/>
        <table:table-column table:style-name="Table4.B"/>
        <table:table-row>
          <table:table-cell table:style-name="Table4.A1" office:value-type="string">
            <text:p text:style-name="P33">ユースケース名</text:p>
          </table:table-cell>
          <table:table-cell table:style-name="Table4.B1" office:value-type="string">
            <text:p text:style-name="P33">配属情報を編集する。</text:p>
          </table:table-cell>
        </table:table-row>
        <table:table-row table:style-name="Table4.2">
          <table:table-cell table:style-name="Table4.A2" office:value-type="string">
            <text:p text:style-name="P33">アクター</text:p>
          </table:table-cell>
          <table:table-cell table:style-name="Table4.B2" office:value-type="string">
            <text:p text:style-name="P33">配属済み学生</text:p>
          </table:table-cell>
        </table:table-row>
        <table:table-row>
          <table:table-cell table:style-name="Table4.A2" office:value-type="string">
            <text:p text:style-name="P33">事前条件</text:p>
          </table:table-cell>
          <table:table-cell table:style-name="Table4.B2" office:value-type="string">
            <text:p text:style-name="P33">1. Webブラウザが起動されている。</text:p>
            <text:p text:style-name="P33">2. 配属済み学生はIDを登録している。</text:p>
            <text:p text:style-name="P33">3. 配属済み学生のログインが終了している。</text:p>
            <text:p text:style-name="P33">4. 配属済み学生はプロフィールのURLにアクセスしている。</text:p>
          </table:table-cell>
        </table:table-row>
        <table:table-row>
          <table:table-cell table:style-name="Table4.A2" office:value-type="string">
            <text:p text:style-name="P33">基本系列</text:p>
          </table:table-cell>
          <table:table-cell table:style-name="Table4.B2" office:value-type="string">
            <text:p text:style-name="P33">1. アクターが、配属情報登録ページの<text:span text:style-name="T2">URLにアクセスする。</text:span></text:p>
            <text:p text:style-name="P33">2. システムが、配属情報登録ページを表示する。</text:p>
            <text:p text:style-name="P41">3. アクターが、配属された研究室を選択する。</text:p>
            <text:p text:style-name="P44">4. アクターが、「登録」ボタンをクリックする。</text:p>
            <text:p text:style-name="P45">5. システムが、更新されたプロフィールページを表示する。</text:p>
          </table:table-cell>
        </table:table-row>
        <table:table-row>
          <table:table-cell table:style-name="Table4.A2" office:value-type="string">
            <text:p text:style-name="P33">事後条件</text:p>
          </table:table-cell>
          <table:table-cell table:style-name="Table4.B2" office:value-type="string">
            <text:p text:style-name="P33">研究室情報が登録されている。</text:p>
          </table:table-cell>
        </table:table-row>
        <table:table-row>
          <table:table-cell table:style-name="Table4.A2" office:value-type="string">
            <text:p text:style-name="P33">説明</text:p>
          </table:table-cell>
          <table:table-cell table:style-name="Table4.B2" office:value-type="string">
            <text:p text:style-name="P43"/>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27"/>
      <table:table table:name="Table5" table:style-name="Table5">
        <table:table-column table:style-name="Table5.A"/>
        <table:table-column table:style-name="Table5.B"/>
        <table:table-row>
          <table:table-cell table:style-name="Table5.A1" office:value-type="string">
            <text:p text:style-name="P33">ユースケース名</text:p>
          </table:table-cell>
          <table:table-cell table:style-name="Table5.B1" office:value-type="string">
            <text:p text:style-name="P33">希望研究室を登録する</text:p>
          </table:table-cell>
        </table:table-row>
        <table:table-row>
          <table:table-cell table:style-name="Table5.A2" office:value-type="string">
            <text:p text:style-name="P33">アクター</text:p>
          </table:table-cell>
          <table:table-cell table:style-name="Table5.B2" office:value-type="string">
            <text:p text:style-name="P33">学生</text:p>
          </table:table-cell>
        </table:table-row>
        <table:table-row>
          <table:table-cell table:style-name="Table5.A2" office:value-type="string">
            <text:p text:style-name="P33">事前条件</text:p>
          </table:table-cell>
          <table:table-cell table:style-name="Table5.B2" office:value-type="string">
            <text:list xml:id="list2873777660750093040" text:style-name="L6">
              <text:list-item>
                <text:p text:style-name="P58">アクターがログインを完了している</text:p>
              </text:list-item>
              <text:list-item>
                <text:p text:style-name="P58">研究室に配属されているかの情報の登録を完了している</text:p>
              </text:list-item>
              <text:list-item>
                <text:p text:style-name="P58">プロフィール情報登録ページを表示している</text:p>
              </text:list-item>
              <text:list-item>
                <text:p text:style-name="P58">第1から第3までの希望を選ぶプルダウンメニューを表示している</text:p>
              </text:list-item>
            </text:list>
          </table:table-cell>
        </table:table-row>
        <table:table-row>
          <table:table-cell table:style-name="Table5.A2" office:value-type="string">
            <text:p text:style-name="P33">基本系列</text:p>
          </table:table-cell>
          <table:table-cell table:style-name="Table5.B2" office:value-type="string">
            <text:list xml:id="list1252109823059520073" text:style-name="L7">
              <text:list-item>
                <text:p text:style-name="P59">アクターが研究室希望を第1から第3までを選ぶ</text:p>
              </text:list-item>
              <text:list-item>
                <text:p text:style-name="P59">アクターが「登録」ボタンを押下する</text:p>
              </text:list-item>
              <text:list-item>
                <text:p text:style-name="P59">登録した内容をプロフィール情報として更新する</text:p>
              </text:list-item>
            </text:list>
          </table:table-cell>
        </table:table-row>
        <table:table-row>
          <table:table-cell table:style-name="Table5.A2" office:value-type="string">
            <text:p text:style-name="P33">事後条件</text:p>
          </table:table-cell>
          <table:table-cell table:style-name="Table5.B2" office:value-type="string">
            <text:list xml:id="list4806385278317775497" text:style-name="L8">
              <text:list-item>
                <text:p text:style-name="P60">学生のプロフィール情報が登録されている</text:p>
              </text:list-item>
            </text:list>
          </table:table-cell>
        </table:table-row>
        <table:table-row>
          <table:table-cell table:style-name="Table5.A2" office:value-type="string">
            <text:p text:style-name="P33">説明</text:p>
          </table:table-cell>
          <table:table-cell table:style-name="Table5.B2" office:value-type="string">
            <text:list xml:id="list5036929636089521102" text:style-name="L9">
              <text:list-item>
                <text:p text:style-name="P61">プロフィール情報登録ページ</text:p>
              </text:list-item>
            </text:list>
            <text:list xml:id="list6077996107530925032" text:style-name="L10">
              <text:list-item>
                <text:p text:style-name="P62">第1から第3までの希望の登録を行う欄を21個の研究室から選べるようにプルダウンメニューで表示する</text:p>
              </text:list-item>
              <text:list-item>
                <text:p text:style-name="P62">情報を登録するための「登録」ボタンを表示する</text:p>
              </text:list-item>
            </text:list>
          </table:table-cell>
        </table:table-row>
      </table:table>
      <text:p text:style-name="P27"/>
      <text:p text:style-name="P9"/>
      <table:table table:name="Table6" table:style-name="Table6">
        <table:table-column table:style-name="Table6.A"/>
        <table:table-column table:style-name="Table6.B"/>
        <table:table-row>
          <table:table-cell table:style-name="Table6.A1" office:value-type="string">
            <text:p text:style-name="P33">ユースケース名</text:p>
          </table:table-cell>
          <table:table-cell table:style-name="Table6.B1" office:value-type="string">
            <text:p text:style-name="P33">研究室情報を登録する</text:p>
          </table:table-cell>
        </table:table-row>
        <table:table-row>
          <table:table-cell table:style-name="Table6.A2" office:value-type="string">
            <text:p text:style-name="P33">アクター</text:p>
          </table:table-cell>
          <table:table-cell table:style-name="Table6.B2" office:value-type="string">
            <text:p text:style-name="P33">教員</text:p>
          </table:table-cell>
        </table:table-row>
        <table:table-row>
          <table:table-cell table:style-name="Table6.A2" office:value-type="string">
            <text:p text:style-name="P33">事前条件</text:p>
          </table:table-cell>
          <table:table-cell table:style-name="Table6.B2" office:value-type="string">
            <text:list xml:id="list4951339932155882109" text:style-name="L11">
              <text:list-item>
                <text:p text:style-name="P64">教員がログインを完了している</text:p>
              </text:list-item>
              <text:list-item>
                <text:p text:style-name="P64">プロフィール情報登録ページを表示している</text:p>
              </text:list-item>
              <text:list-item>
                <text:p text:style-name="P64">自分の研究室の内容をある程度デフォルトで表示している</text:p>
              </text:list-item>
              <text:list-item>
                <text:p text:style-name="P64">研究室情報を入力する欄が設けられている</text:p>
              </text:list-item>
            </text:list>
          </table:table-cell>
        </table:table-row>
        <table:table-row>
          <table:table-cell table:style-name="Table6.A2" office:value-type="string">
            <text:p text:style-name="P33">基本系列</text:p>
          </table:table-cell>
          <table:table-cell table:style-name="Table6.B2" office:value-type="string">
            <text:list xml:id="list7960099560149037123" text:style-name="L12">
              <text:list-item>
                <text:p text:style-name="P65">アクターが自分の研究室の内容を入力する</text:p>
              </text:list-item>
              <text:list-item>
                <text:p text:style-name="P65">アクターが「登録」ボタンを押下する</text:p>
              </text:list-item>
              <text:list-item>
                <text:p text:style-name="P65">登録した内容をプロフィール情報として更新する</text:p>
              </text:list-item>
            </text:list>
          </table:table-cell>
        </table:table-row>
        <table:table-row>
          <table:table-cell table:style-name="Table6.A2" office:value-type="string">
            <text:p text:style-name="P33">事後条件</text:p>
          </table:table-cell>
          <table:table-cell table:style-name="Table6.B2" office:value-type="string">
            <text:list xml:id="list4039943397072050646" text:style-name="L13">
              <text:list-item>
                <text:p text:style-name="P66">教員のプロフィール情報が登録されている</text:p>
              </text:list-item>
            </text:list>
          </table:table-cell>
        </table:table-row>
        <table:table-row>
          <table:table-cell table:style-name="Table6.A2" office:value-type="string">
            <text:p text:style-name="P33">説明</text:p>
          </table:table-cell>
          <table:table-cell table:style-name="Table6.B2" office:value-type="string">
            <text:list xml:id="list3190791746859190791" text:style-name="L14">
              <text:list-item>
                <text:p text:style-name="P67">プロフィール情報登録ページ</text:p>
              </text:list-item>
            </text:list>
            <text:list xml:id="list4487116828667693569" text:style-name="L15">
              <text:list-item>
                <text:p text:style-name="P63">自分の研究室の内容について入力する欄をテキストボックスで設けている</text:p>
              </text:list-item>
              <text:list-item>
                <text:p text:style-name="P63">情報を登録するための「登録」ボタンを表示する</text:p>
              </text:list-item>
            </text:list>
          </table:table-cell>
        </table:table-row>
      </table:table>
      <text:p text:style-name="P13"/>
      <text:p text:style-name="P28"/>
      <text:p text:style-name="P28"><text:line-break/></text:p>
      <text:p text:style-name="P10"/>
      <table:table table:name="Table7" table:style-name="Table7">
        <table:table-column table:style-name="Table7.A"/>
        <table:table-column table:style-name="Table7.B"/>
        <table:table-row>
          <table:table-cell table:style-name="Table7.A1" office:value-type="string">
            <text:p text:style-name="P33">ユースケース名</text:p>
          </table:table-cell>
          <table:table-cell table:style-name="Table7.B1" office:value-type="string">
            <text:p text:style-name="P33">ユーザーがログインする</text:p>
          </table:table-cell>
        </table:table-row>
        <table:table-row>
          <table:table-cell table:style-name="Table7.A2" office:value-type="string">
            <text:p text:style-name="P33">アクター</text:p>
          </table:table-cell>
          <table:table-cell table:style-name="Table7.B2" office:value-type="string">
            <text:p text:style-name="P33">ユーザー（教員または学生）</text:p>
          </table:table-cell>
        </table:table-row>
        <table:table-row>
          <table:table-cell table:style-name="Table7.A2" office:value-type="string">
            <text:p text:style-name="P33">事前条件</text:p>
          </table:table-cell>
          <table:table-cell table:style-name="Table7.B2" office:value-type="string">
            <text:p text:style-name="P34">1. ユーザーが登録済みである。</text:p>
            <text:p text:style-name="P35"><text:span text:style-name="T6">2. </text:span>webブラウザが起動されている。</text:p>
          </table:table-cell>
        </table:table-row>
        <table:table-row>
          <table:table-cell table:style-name="Table7.A2" office:value-type="string">
            <text:p text:style-name="P33">基本系列</text:p>
          </table:table-cell>
          <table:table-cell table:style-name="Table7.B2" office:value-type="string">
            <text:p text:style-name="P35"><text:span text:style-name="T7">1. </text:span>アクターが、トップページのURLにアクセスする。</text:p>
            <text:p text:style-name="P35"><text:span text:style-name="T7">2. </text:span>システムが、トップページを表示する。</text:p>
            <text:p text:style-name="P35"><text:span text:style-name="T7">3. </text:span>アクターが、「<text:span text:style-name="T8">id</text:span>」フィールドにログインIDを入力する。</text:p>
            <text:p text:style-name="P35"><text:span text:style-name="T7">4. </text:span>アクターが、「password」フィールドにパスワードを入力する。</text:p>
            <text:p text:style-name="P37"><text:span text:style-name="T11">5. </text:span>アクターが、「ログイン」ボタンを押下する。</text:p>
            <text:p text:style-name="P34"><text:span text:style-name="T12">6. </text:span>システムがメインページを表示する。</text:p>
          </table:table-cell>
        </table:table-row>
        <table:table-row>
          <table:table-cell table:style-name="Table7.A2" office:value-type="string">
            <text:p text:style-name="P33">事後条件</text:p>
          </table:table-cell>
          <table:table-cell table:style-name="Table7.B2" office:value-type="string">
            <text:p text:style-name="P38">1. メインページが表示されている。</text:p>
          </table:table-cell>
        </table:table-row>
        <table:table-row>
          <table:table-cell table:style-name="Table7.A2" office:value-type="string">
            <text:p text:style-name="P33">説明</text:p>
          </table:table-cell>
          <table:table-cell table:style-name="Table7.B2" office:value-type="string">
            <text:p text:style-name="P33"><text:span text:style-name="T9">1. </text:span>トップ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ログイン」ボタンを表示する。</text:p>
            <text:p text:style-name="P39">2. メインページ</text:p>
            <text:p text:style-name="P33">　　○　本アプリケーションのタイトルを表示する。</text:p>
          </table:table-cell>
        </table:table-row>
      </table:table>
      <text:p text:style-name="P13"/>
      <text:p text:style-name="P27"/>
      <text:p text:style-name="P9"/>
      <table:table table:name="Table8" table:style-name="Table8">
        <table:table-column table:style-name="Table8.A"/>
        <table:table-column table:style-name="Table8.B"/>
        <table:table-row>
          <table:table-cell table:style-name="Table8.A1" office:value-type="string">
            <text:p text:style-name="P33">ユースケース名</text:p>
          </table:table-cell>
          <table:table-cell table:style-name="Table8.B1" office:value-type="string">
            <text:p text:style-name="P33">ユーザーがログアウトする</text:p>
          </table:table-cell>
        </table:table-row>
        <table:table-row>
          <table:table-cell table:style-name="Table8.A2" office:value-type="string">
            <text:p text:style-name="P33">アクター</text:p>
          </table:table-cell>
          <table:table-cell table:style-name="Table8.B2" office:value-type="string">
            <text:p text:style-name="P33">ユーザー（教員または学生）</text:p>
          </table:table-cell>
        </table:table-row>
        <table:table-row>
          <table:table-cell table:style-name="Table8.A2" office:value-type="string">
            <text:p text:style-name="P33">事前条件</text:p>
          </table:table-cell>
          <table:table-cell table:style-name="Table8.B2" office:value-type="string">
            <text:p text:style-name="P34">1. ユーザーが登録済みである。</text:p>
            <text:p text:style-name="P35"><text:span text:style-name="T6">2. </text:span>webブラウザが起動されている。</text:p>
            <text:p text:style-name="P46">3. ユーザーがログイン済みである。</text:p>
            <text:p text:style-name="P46">4. メインページが表示されている。</text:p>
          </table:table-cell>
        </table:table-row>
        <table:table-row>
          <table:table-cell table:style-name="Table8.A2" office:value-type="string">
            <text:p text:style-name="P33">基本系列</text:p>
          </table:table-cell>
          <table:table-cell table:style-name="Table8.B2" office:value-type="string">
            <text:p text:style-name="P37"><text:span text:style-name="T10">1. </text:span>アクターが、「ログアウト」ボタンを押下する。</text:p>
            <text:p text:style-name="P46">2. システムがトップページを表示する。</text:p>
          </table:table-cell>
        </table:table-row>
        <table:table-row>
          <table:table-cell table:style-name="Table8.A2" office:value-type="string">
            <text:p text:style-name="P33">事後条件</text:p>
          </table:table-cell>
          <table:table-cell table:style-name="Table8.B2" office:value-type="string">
            <text:p text:style-name="P38">1. トップページが表示されている。</text:p>
          </table:table-cell>
        </table:table-row>
        <table:table-row>
          <table:table-cell table:style-name="Table8.A2" office:value-type="string">
            <text:p text:style-name="P33">説明</text:p>
          </table:table-cell>
          <table:table-cell table:style-name="Table8.B2" office:value-type="string">
            <text:p text:style-name="P46">1. メインページ</text:p>
            <text:p text:style-name="P33">　　○　本アプリケーションのタイトルを表示する。</text:p>
            <text:p text:style-name="P33">　　○　「ログアウト<text:span text:style-name="T10">」ボタンを表示する。</text:span></text:p>
            <text:p text:style-name="P39">2. トップページ</text:p>
            <text:p text:style-name="P33">　　○　本アプリケーションのタイトルを表示する．</text:p>
            <text:p text:style-name="P33">　　○　ログインIDの入力するための「id」フィールドを表示する。</text:p>
            <text:p text:style-name="P33">　　○　パスワードを入力するための「password」フィールドを表示する。</text:p>
            <text:p text:style-name="P33">　　○　「ログイン」ボタンを表示する。</text:p>
          </table:table-cell>
        </table:table-row>
      </table:table>
      <text:p text:style-name="P13"/>
      <text:p text:style-name="P27"/>
      <text:p text:style-name="P9"/>
      <table:table table:name="Table9" table:style-name="Table9">
        <table:table-column table:style-name="Table9.A"/>
        <table:table-column table:style-name="Table9.B"/>
        <table:table-row>
          <table:table-cell table:style-name="Table9.A1" office:value-type="string">
            <text:p text:style-name="P33">ユースケース名</text:p>
          </table:table-cell>
          <table:table-cell table:style-name="Table9.B1" office:value-type="string">
            <text:p text:style-name="P33">研究室の情報を閲覧する</text:p>
          </table:table-cell>
        </table:table-row>
        <table:table-row>
          <table:table-cell table:style-name="Table9.A2" office:value-type="string">
            <text:p text:style-name="P33">アクター</text:p>
          </table:table-cell>
          <table:table-cell table:style-name="Table9.B2" office:value-type="string">
            <text:p text:style-name="P33">学生・教員</text:p>
          </table:table-cell>
        </table:table-row>
        <table:table-row>
          <table:table-cell table:style-name="Table9.A2" office:value-type="string">
            <text:p text:style-name="P33">事前条件</text:p>
          </table:table-cell>
          <table:table-cell table:style-name="Table9.B2" office:value-type="string">
            <text:list xml:id="list4618158187890337253" text:style-name="L16">
              <text:list-item>
                <text:p text:style-name="P68">研究室情報一覧ページが表示されている</text:p>
              </text:list-item>
            </text:list>
          </table:table-cell>
        </table:table-row>
        <table:table-row>
          <table:table-cell table:style-name="Table9.A2" office:value-type="string">
            <text:p text:style-name="P33">基本系列</text:p>
          </table:table-cell>
          <table:table-cell table:style-name="Table9.B2" office:value-type="string">
            <text:list xml:id="list6759231643294504316" text:style-name="L17">
              <text:list-item>
                <text:p text:style-name="P69">システムが研究室一覧ページを表示する</text:p>
              </text:list-item>
              <text:list-item>
                <text:p text:style-name="P69">アクターが各研究室のリンクを押下する</text:p>
              </text:list-item>
              <text:list-item>
                <text:p text:style-name="P69">システムが各研究室の情報を表示するページを表示する</text:p>
              </text:list-item>
            </text:list>
          </table:table-cell>
        </table:table-row>
        <table:table-row>
          <table:table-cell table:style-name="Table9.A2" office:value-type="string">
            <text:p text:style-name="P33">事後条件</text:p>
          </table:table-cell>
          <table:table-cell table:style-name="Table9.B2" office:value-type="string">
            <text:list xml:id="list4284598412748142978" text:style-name="L18">
              <text:list-item>
                <text:p text:style-name="P70">各研究室情報閲覧ページが表示されている</text:p>
              </text:list-item>
            </text:list>
          </table:table-cell>
        </table:table-row>
        <table:table-row>
          <table:table-cell table:style-name="Table9.A2" office:value-type="string">
            <text:p text:style-name="P33">説明</text:p>
          </table:table-cell>
          <table:table-cell table:style-name="Table9.B2" office:value-type="string">
            <text:list xml:id="list64778097880610843" text:style-name="L19">
              <text:list-item>
                <text:p text:style-name="P71">情報</text:p>
              </text:list-item>
            </text:list>
            <text:list xml:id="list8483063263767402593" text:style-name="L20">
              <text:list-item>
                <text:p text:style-name="P72">教員が登録した研究室情報</text:p>
              </text:list-item>
            </text:list>
            <text:list xml:id="list203943013028788" text:continue-list="list64778097880610843" text:style-name="L19">
              <text:list-item>
                <text:p text:style-name="P71">研究室一覧ページ</text:p>
              </text:list-item>
            </text:list>
            <text:list xml:id="list4241250522002549354" text:style-name="L21">
              <text:list-item>
                <text:p text:style-name="P73">研究室の一覧を表示する</text:p>
              </text:list-item>
              <text:list-item>
                <text:p text:style-name="P73">各研究室の情報を表示するリンクを表示する</text:p>
              </text:list-item>
            </text:list>
            <text:list xml:id="list203943524675793" text:continue-list="list203943013028788" text:style-name="L19">
              <text:list-item>
                <text:p text:style-name="P71">研究室情報閲覧ページ</text:p>
              </text:list-item>
            </text:list>
            <text:list xml:id="list9086025744272750006" text:style-name="L22">
              <text:list-item>
                <text:p text:style-name="P74">各研究室の情報を表示する</text:p>
              </text:list-item>
              <text:list-item>
                <text:p text:style-name="P74">各研究室の評価平均を表示する</text:p>
              </text:list-item>
              <text:list-item>
                <text:p text:style-name="P74">研究室一覧ページに戻るための「一覧に戻る」リンクを表示する</text:p>
              </text:list-item>
            </text:list>
            <text:p text:style-name="P33"/>
          </table:table-cell>
        </table:table-row>
      </table:table>
      <text:p text:style-name="P23"/>
      <text:p text:style-name="P3"/>
      <text:p text:style-name="P23">ページ遷移図</text:p>
      <text:p text:style-name="P13"/>
      <text:p text:style-name="P23">作成者：天満（SCM担当）</text:p>
      <text:p text:style-name="P23"/>
      <text:p text:style-name="P13"><draw:frame draw:style-name="fr2" draw:name="Image3" text:anchor-type="paragraph" svg:width="17cm" svg:height="8.412cm" draw:z-index="2"><draw:image xlink:href="Pictures/100000000000055E000002A87E55FBEA.png" xlink:type="simple" xlink:show="embed" xlink:actuate="onLoad"/></draw:frame></text:p>
      <text:p text:style-name="P5">試作ページ</text:p>
      <text:p text:style-name="P13"/>
      <text:p text:style-name="P13">作成者：中才（CCM担当）</text:p>
      <text:p text:style-name="P14"/>
      <text:p text:style-name="P14"><draw:frame draw:style-name="fr2" draw:name="イメージ1" text:anchor-type="paragraph" svg:width="17cm" svg:height="13.771cm" draw:z-index="3"><draw:image xlink:href="Pictures/100002010000041D00000355F82B5E9D.png" xlink:type="simple" xlink:show="embed" xlink:actuate="onLoad"/></draw:frame></text:p>
      <text:p text:style-name="P6">main.html</text:p>
      <text:p text:style-name="P14"><draw:frame draw:style-name="fr3" draw:name="イメージ2" text:anchor-type="paragraph" svg:width="17cm" svg:height="12.171cm" draw:z-index="4"><draw:image xlink:href="Pictures/1000020100000564000003DC476F8EBB.png" xlink:type="simple" xlink:show="embed" xlink:actuate="onLoad"/></draw:frame></text:p>
      <text:p text:style-name="P6">labpage.html</text:p>
      <text:p text:style-name="P14"><draw:frame draw:style-name="fr3" draw:name="イメージ3" text:anchor-type="paragraph" svg:width="17cm" svg:height="15.722cm" draw:z-index="5"><draw:image xlink:href="Pictures/10000201000003CB0000038216E3B44B.png" xlink:type="simple" xlink:show="embed" xlink:actuate="onLoad"/></draw:frame></text:p>
      <text:p text:style-name="P6">register.html</text:p>
      <text:p text:style-name="P14"><draw:frame draw:style-name="fr2" draw:name="イメージ4" text:anchor-type="paragraph" svg:width="17cm" svg:height="13.771cm" draw:z-index="6"><draw:image xlink:href="Pictures/100002010000041D00000355453E5816.png" xlink:type="simple" xlink:show="embed" xlink:actuate="onLoad"/></draw:frame></text:p>
      <text:p text:style-name="P6">register_student.html</text:p>
      <text:p text:style-name="P14"><draw:frame draw:style-name="fr2" draw:name="イメージ5" text:anchor-type="paragraph" svg:width="17cm" svg:height="10.033cm" draw:z-index="7"><draw:image xlink:href="Pictures/100002010000032F000001E1BDB960D2.png" xlink:type="simple" xlink:show="embed" xlink:actuate="onLoad"/></draw:frame>register_teacher.html</text:p>
      <text:p text:style-name="P14"><draw:frame draw:style-name="fr2" draw:name="イメージ6" text:anchor-type="paragraph" svg:width="17cm" svg:height="10.033cm" draw:z-index="8"><draw:image xlink:href="Pictures/100002010000032F000001E1359BB229.png" xlink:type="simple" xlink:show="embed" xlink:actuate="onLoad"/></draw:frame></text:p>
      <text:p text:style-name="P7">registered.html</text:p>
      <text:p text:style-name="P15"><draw:frame draw:style-name="fr2" draw:name="イメージ7" text:anchor-type="paragraph" svg:width="17cm" svg:height="13.64cm" draw:z-index="9"><draw:image xlink:href="Pictures/100002010000032F0000028EE96BD57F.png" xlink:type="simple" xlink:show="embed" xlink:actuate="onLoad"/></draw:frame></text:p>
      <text:p text:style-name="P8">profile_studentbefore.html</text:p>
      <text:p text:style-name="P16"><draw:frame draw:style-name="fr2" draw:name="イメージ8" text:anchor-type="paragraph" svg:width="17cm" svg:height="15.722cm" draw:z-index="10"><draw:image xlink:href="Pictures/10000201000003CB000003821569E80E.png" xlink:type="simple" xlink:show="embed" xlink:actuate="onLoad"/></draw:frame></text:p>
      <text:p text:style-name="P8">profile_student_after.html</text:p>
      <text:p text:style-name="P16"><draw:frame draw:style-name="fr2" draw:name="イメージ9" text:anchor-type="paragraph" svg:width="17cm" svg:height="15.722cm" draw:z-index="11"><draw:image xlink:href="Pictures/10000201000003CB00000382285D6E61.png" xlink:type="simple" xlink:show="embed" xlink:actuate="onLoad"/></draw:frame></text:p>
      <text:p text:style-name="P8">profile_teacher.html</text:p>
      <text:p text:style-name="P16"><draw:frame draw:style-name="fr2" draw:name="イメージ10" text:anchor-type="paragraph" svg:width="17cm" svg:height="15.722cm" draw:z-index="12"><draw:image xlink:href="Pictures/10000201000003CB0000038215E42CC2.png" xlink:type="simple" xlink:show="embed" xlink:actuate="onLoad"/></draw:frame></text:p>
      <text:p text:style-name="P8">rank.html</text:p>
      <text:p text:style-name="P16"><draw:frame draw:style-name="fr2" draw:name="イメージ11" text:anchor-type="paragraph" svg:width="17cm" svg:height="14.476cm" draw:z-index="13"><draw:image xlink:href="Pictures/100002010000048D000003E0E2D1B429.png" xlink:type="simple" xlink:show="embed" xlink:actuate="onLoad"/></draw:frame></text:p>
      <text:p text:style-name="P5">概念クラス図</text:p>
      <text:p text:style-name="P13">作成者：天満（SCM担当）</text:p>
      <text:p text:style-name="P13"><draw:frame draw:style-name="fr3" draw:name="Image2" text:anchor-type="paragraph" svg:width="17cm" svg:height="7.13cm" draw:z-index="0"><draw:image xlink:href="Pictures/10000000000003A200000186E225B179.png" xlink:type="simple" xlink:show="embed" xlink:actuate="onLoad"/></draw:frame></text:p>
      <text:p text:style-name="P5">詳細クラス図</text:p>
      <text:p text:style-name="P13">作成者　小坂田（V担当）</text:p>
      <text:p text:style-name="P13"><draw:frame draw:style-name="fr2" draw:name="イメージ12" text:anchor-type="paragraph" svg:width="17cm" svg:height="6.872cm" draw:z-index="14"><draw:image xlink:href="Pictures/100000000000092E000003B6C4C8C533.png" xlink:type="simple" xlink:show="embed" xlink:actuate="onLoad"/></draw:frame></text:p>
      <text:p text:style-name="P5">シーケンス図</text:p>
      <text:p text:style-name="P13"/>
      <text:p text:style-name="P13">作成者：小坂田（V担当）</text:p>
      <text:p text:style-name="P13">ユーザーを登録する</text:p>
      <text:p text:style-name="P13"><draw:frame draw:style-name="fr2" draw:name="イメージ13" text:anchor-type="paragraph" svg:width="17cm" svg:height="7.592cm" draw:z-index="15"><draw:image xlink:href="Pictures/1000000000000406000001CCA754E6E0.png" xlink:type="simple" xlink:show="embed" xlink:actuate="onLoad"/></draw:frame>ログインする</text:p>
      <text:p text:style-name="P13"><draw:frame draw:style-name="fr2" draw:name="イメージ14" text:anchor-type="paragraph" svg:width="17cm" svg:height="9.142cm" draw:z-index="16"><draw:image xlink:href="Pictures/10000000000004A6000002805813B074.png" xlink:type="simple" xlink:show="embed" xlink:actuate="onLoad"/></draw:frame></text:p>
      <text:p text:style-name="P5">ログアウトする</text:p>
      <text:p text:style-name="P13"><draw:frame draw:style-name="fr2" draw:name="イメージ15" text:anchor-type="paragraph" svg:width="17cm" svg:height="10.562cm" draw:z-index="17"><draw:image xlink:href="Pictures/100000000000040600000280B61FCE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2H11M7S</meta:editing-duration>
    <meta:editing-cycles>31</meta:editing-cycles>
    <meta:generator>LibreOffice/4.3.4.1$MacOSX_x86 LibreOffice_project/bc356b2f991740509f321d70e4512a6a54c5f243</meta:generator>
    <dc:date>2014-12-16T20:39:42.516219000</dc:date>
    <meta:document-statistic meta:table-count="9" meta:image-count="18" meta:object-count="0" meta:page-count="28" meta:paragraph-count="286" meta:word-count="4459" meta:character-count="5165" meta:non-whitespace-character-count="4954"/>
  </office:meta>
</office:document-meta>
</file>